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10" office:value-type="string">
            <text:p>Workload geplant</text:p>
          </table:table-cell>
          <table:table-cell table:style-name="ce15" office:value-type="string">
            <text:p>Workload tatsächlich</text:p>
          </table:table-cell>
          <table:table-cell/>
          <table:table-cell table:style-name="ce7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1" office:value-type="float" office:value="8">
            <text:p>8</text:p>
          </table:table-cell>
          <table:table-cell table:style-name="ce16" office:value-type="float" office:value="1.5">
            <text:p>1,5</text:p>
          </table:table-cell>
          <table:table-cell/>
          <table:table-cell table:style-name="ce6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2" table:number-columns-repeated="2"/>
          <table:table-cell/>
          <table:table-cell table:style-name="ce20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Recherche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1" office:value-type="float" office:value="4">
            <text:p>4</text:p>
          </table:table-cell>
          <table:table-cell table:style-name="ce11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Gliederung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Überarbeitung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Fragenstellung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number-columns-repeated="2" table:style-name="ce4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17" office:value-type="float" office:value="1.5">
            <text:p>1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Wahl des Vorgehensmodell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Methoden wählen/begründe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17" office:value-type="float" office:value="2.5">
            <text:p>2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Ausarbeitung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>
            <text:p>Personae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präskriptiv</text:p>
          </table:table-cell>
          <table:table-cell table:style-name="ce14" office:value-type="float" office:value="3">
            <text:p>3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descriptiv</text:p>
          </table:table-cell>
          <table:table-cell table:style-name="ce14" office:value-type="float" office:value="6">
            <text:p>6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Analyse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Ausarbeitung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Entwicklung</text:p>
          </table:table-cell>
          <table:table-cell table:style-name="ce7"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Entwicklung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9" office:value-type="string">
            <text:p>Deadline zum 18.01.201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2"/>
          <table:table-cell table:formula="of:=SUM([.H5:.H133])" office:value-type="float" office:value="286">
            <text:p>286</text:p>
          </table:table-cell>
          <table:table-cell table:formula="of:=SUM(i7o18:[.O19])" office:value-type="float" office:value="0">
            <text:p>#NAME?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23.12.2015</text:date>, <text:time>11:1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2-23T11:15:59</dc:date>
    <meta:editing-duration>PT6H7M11S</meta:editing-duration>
    <meta:editing-cycles>8</meta:editing-cycles>
    <meta:generator>OpenOffice/4.1.0$Win32 OpenOffice.org_project/410m18$Build-9764</meta:generator>
    <dc:creator>bernd  schneider</dc:creator>
    <meta:document-statistic meta:table-count="3" meta:cell-count="215" meta:object-count="0"/>
  </office:meta>
</office:document-meta>
</file>